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53cm"/>
    </style:style>
    <style:style style:name="co5" style:family="table-column">
      <style:table-column-properties fo:break-before="auto" style:column-width="4.2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able-cell-properties fo:background-color="#00ff00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 style:data-style-name="N3">
      <style:table-cell-properties fo:background-color="#cccccc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PCLK</text:p>
          </table:table-cell>
          <table:table-cell table:style-name="ce3" office:value-type="float" office:value="12000000">
            <text:p>12 000 000</text:p>
          </table:table-cell>
          <table:table-cell/>
          <table:table-cell office:value-type="string">
            <text:p>1 &lt;= MULVAL &lt;= 1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Divisor</text:p>
          </table:table-cell>
          <table:table-cell table:style-name="ce4" office:value-type="float" office:value="4">
            <text:p>4</text:p>
          </table:table-cell>
          <table:table-cell/>
          <table:table-cell office:value-type="string">
            <text:p>0 &lt;= DIVADDVAL &lt;= 14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DivAddVal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DIVADDVAL &lt; MULVAL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MulVal</text:p>
          </table:table-cell>
          <table:table-cell table:style-name="ce4"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UARTbaudrate:</text:p>
          </table:table-cell>
          <table:table-cell table:style-name="ce5" table:formula="of:='PCLK' / ( 16* ((('Divisor')*(1+('DivAddVal'/'MulVal'))) ))" office:value-type="float" office:value="136363.636363636">
            <text:p>136 36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 office:value-type="string">
            <text:p>PCLK</text:p>
          </table:table-cell>
          <table:table-cell table:style-name="ce3" office:value-type="float" office:value="204000000">
            <text:p>204 000 0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Divisor</text:p>
          </table:table-cell>
          <table:table-cell table:style-name="ce4" office:value-type="float" office:value="83">
            <text:p>8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DivAddVal</text:p>
          </table:table-cell>
          <table:table-cell table:style-name="ce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MulVal</text:p>
          </table:table-cell>
          <table:table-cell table:style-name="ce4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UARTbaudrate:</text:p>
          </table:table-cell>
          <table:table-cell table:style-name="ce5" table:formula="of:='PCLK' / ( 16* ((('Divisor')*(1+('DivAddVal'/'MulVal'))) ))" office:value-type="float" office:value="115210.843373494">
            <text:p>115 21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>
            <text:p>PCLK=204MHz</text:p>
          </table:table-cell>
          <table: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200 recalcbaud = 1200 best_divisor(DLM/DLL) = 10625 bestd(DivAddVal) = 0 bestm(MulVal) = 1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2400 recalcbaud = 2400 best_divisor(DLM/DLL) = 4250 bestd(DivAddVal) = 1 bestm(MulVal) = 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4800 recalcbaud = 4800 best_divisor(DLM/DLL) = 2125 bestd(DivAddVal) = 1 bestm(MulVal) = 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9600 recalcbaud = 9600 best_divisor(DLM/DLL) = 699 bestd(DivAddVal) = 9 bestm(MulVal) = 10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4400 recalcbaud = 14400 best_divisor(DLM/DLL) = 625 bestd(DivAddVal) = 5 bestm(MulVal) = 12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9200 recalcbaud = 19199 best_divisor(DLM/DLL) = 613 bestd(DivAddVal) = 1 bestm(MulVal) = 12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38400 recalcbaud = 38403 best_divisor(DLM/DLL) = 249 bestd(DivAddVal) = 1 bestm(MulVal) = 3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56000 recalcbaud = 55996 best_divisor(DLM/DLL) = 148 bestd(DivAddVal) = 7 bestm(MulVal) = 13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57600 recalcbaud = 57594 best_divisor(DLM/DLL) = 161 bestd(DivAddVal) = 3 bestm(MulVal) = 8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15200 recalcbaud = 115210 best_divisor(DLM/DLL) = 83 bestd(DivAddVal) = 1 bestm(MulVal) = 3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230400 recalcbaud = 230322 best_divisor(DLM/DLL) = 31 bestd(DivAddVal) = 11 bestm(MulVal) = 1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460800 recalcbaud = 460416 best_divisor(DLM/DLL) = 15 bestd(DivAddVal) = 11 bestm(MulVal) = 13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921600 recalcbaud = 920833 best_divisor(DLM/DLL) = 9 bestd(DivAddVal) = 7 bestm(MulVal) = 13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750000 recalcbaud = 1750000 best_divisor(DLM/DLL) = 6 bestd(DivAddVal) = 3 bestm(MulVal) = 1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843200 recalcbaud = 1841666 best_divisor(DLM/DLL) = 5 bestd(DivAddVal) = 5 bestm(MulVal) = 13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3686400 recalcbaud = 3690789 best_divisor(DLM/DLL) = 2 bestd(DivAddVal) = 8 bestm(MulVal) = 11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5250000 recalcbaud = 5250000 best_divisor(DLM/DLL) = 2 bestd(DivAddVal) = 3 bestm(MulVal) = 1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7372800 recalcbaud = 7381578 best_divisor(DLM/DLL) = 1 bestd(DivAddVal) = 8 bestm(MulVal) = 11</text:p>
          </table:table-cell>
          <table:covered-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PCLK</text:p>
          </table:table-cell>
          <table:table-cell table:style-name="ce3" office:value-type="float" office:value="288000000">
            <text:p>288 000 00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Divisor</text:p>
          </table:table-cell>
          <table:table-cell table:style-name="ce4" office:value-type="float" office:value="125">
            <text:p>12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DivAddVal</text:p>
          </table:table-cell>
          <table:table-cell table:style-name="ce4"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MulVal</text:p>
          </table:table-cell>
          <table:table-cell table:style-name="ce4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UARTbaudrate:</text:p>
          </table:table-cell>
          <table:table-cell table:style-name="ce5" table:formula="of:='PCLK' / ( 16* ((('Divisor')*(1+('DivAddVal'/'MulVal'))) ))" office:value-type="float" office:value="115200">
            <text:p>115 20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>
            <text:p>PCLK=288MHz</text:p>
          </table:table-cell>
          <table: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200 recalcbaud = 1200 best_divisor(DLM/DLL) = 15000 bestd(DivAddVal) = 0 bestm(MulVal) = 1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2400 recalcbaud = 2400 best_divisor(DLM/DLL) = 7500 bestd(DivAddVal) = 0 bestm(MulVal) = 1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4800 recalcbaud = 4800 best_divisor(DLM/DLL) = 3750 bestd(DivAddVal) = 0 bestm(MulVal) = 1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9600 recalcbaud = 9600 best_divisor(DLM/DLL) = 1875 bestd(DivAddVal) = 0 bestm(MulVal) = 1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4400 recalcbaud = 14400 best_divisor(DLM/DLL) = 1250 bestd(DivAddVal) = 0 bestm(MulVal) = 1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9200 recalcbaud = 19200 best_divisor(DLM/DLL) = 625 bestd(DivAddVal) = 1 bestm(MulVal) = 2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38400 recalcbaud = 38400 best_divisor(DLM/DLL) = 375 bestd(DivAddVal) = 1 bestm(MulVal) = 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56000 recalcbaud = 56000 best_divisor(DLM/DLL) = 250 bestd(DivAddVal) = 2 bestm(MulVal) = 7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57600 recalcbaud = 57600 best_divisor(DLM/DLL) = 250 bestd(DivAddVal) = 1 bestm(MulVal) = 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15200 recalcbaud = 115200 best_divisor(DLM/DLL) = 125 bestd(DivAddVal) = 1 bestm(MulVal) = 4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230400 recalcbaud = 230473 best_divisor(DLM/DLL) = 71 bestd(DivAddVal) = 1 bestm(MulVal) = 10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460800 recalcbaud = 460358 best_divisor(DLM/DLL) = 23 bestd(DivAddVal) = 7 bestm(MulVal) = 10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921600 recalcbaud = 920454 best_divisor(DLM/DLL) = 11 bestd(DivAddVal) = 7 bestm(MulVal) = 9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750000 recalcbaud = 1750000 best_divisor(DLM/DLL) = 9 bestd(DivAddVal) = 1 bestm(MulVal) = 7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1843200 recalcbaud = 1846153 best_divisor(DLM/DLL) = 6 bestd(DivAddVal) = 5 bestm(MulVal) = 8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3686400 recalcbaud = 3692307 best_divisor(DLM/DLL) = 3 bestd(DivAddVal) = 5 bestm(MulVal) = 8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5250000 recalcbaud = 5250000 best_divisor(DLM/DLL) = 3 bestd(DivAddVal) = 1 bestm(MulVal) = 7</text:p>
          </table:table-cell>
          <table:covered-table-cell table:number-columns-repeated="9"/>
        </table:table-row>
        <table:table-row table:style-name="ro1">
          <table:table-cell/>
          <table:table-cell office:value-type="string" table:number-columns-spanned="10" table:number-rows-spanned="1">
            <text:p>baudrate required = 7372800 recalcbaud = 7363636 best_divisor(DLM/DLL) = 2 bestd(DivAddVal) = 2 bestm(MulVal) = 9</text:p>
          </table:table-cell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  <table:table-row table:style-name="ro1">
          <table:table-cell/>
          <table:table-cell table:number-columns-spanned="10" table:number-rows-spanned="1"/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11S</meta:editing-duration>
    <meta:editing-cycles>23</meta:editing-cycles>
    <meta:generator>LibreOffice/3.5$Windows_x86 LibreOffice_project/165a79a-7059095-e13bb37-fef39a4-9503d18</meta:generator>
    <dc:date>2012-07-01T11:32:30.57</dc:date>
    <meta:document-statistic meta:table-count="1" meta:cell-count="71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